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eeMarkerRegistration.FreeMarkerRegist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iewResolverRegistry.jsp( String prefix , String 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ewResolverRegistry.groov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iewResolverRegistry.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iewResolverRegistry.enableContentNegotiation( View ... defaultVie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ResolverRegistry.checkBeanOfType( Class &lt; ? &gt; bean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ResolverRegistry.initContentNegotiatingViewResolver( View [ ] defaultView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ViewResolverRegistry.hasRegistr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ResolverRegistry.js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ResolverRegistry.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ResolverRegistry.scriptTempl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roovyMarkupRegistration.GroovyMarkupRegist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Registration.ScriptRegist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iewResolverRegistry.freeMark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iewResolverRegistry.get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ResolverRegistry.getViewResolv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iewResolverRegistry.enableContentNegotiation( boolean useNotAcceptableStatus , View ... defaultVie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iewResolverRegistry.ViewResolverRegistry( ContentNegotiationManager contentNegotiationManager , @ Nullable 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iewResolverRegistry.viewResolver( ViewResolver view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